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d45" officeooo:paragraph-rsid="0010ad45"/>
    </style:style>
    <style:style style:name="P2" style:family="paragraph" style:parent-style-name="Standard">
      <style:text-properties officeooo:rsid="0011ae7d" officeooo:paragraph-rsid="0011ae7d"/>
    </style:style>
    <style:style style:name="P3" style:family="paragraph" style:parent-style-name="Standard">
      <style:text-properties officeooo:paragraph-rsid="0011c36f"/>
    </style:style>
    <style:style style:name="P4" style:family="paragraph" style:parent-style-name="Standard">
      <style:text-properties officeooo:paragraph-rsid="001343df"/>
    </style:style>
    <style:style style:name="P5" style:family="paragraph" style:parent-style-name="Standard">
      <style:text-properties officeooo:rsid="0014d8a1" officeooo:paragraph-rsid="0014d8a1"/>
    </style:style>
    <style:style style:name="P6" style:family="paragraph" style:parent-style-name="Standard">
      <style:text-properties officeooo:rsid="0014d8a1" officeooo:paragraph-rsid="001579f9"/>
    </style:style>
    <style:style style:name="P7" style:family="paragraph" style:parent-style-name="Standard">
      <style:text-properties officeooo:rsid="00169ed5" officeooo:paragraph-rsid="00169ed5"/>
    </style:style>
    <style:style style:name="P8" style:family="paragraph" style:parent-style-name="Standard">
      <style:text-properties officeooo:rsid="00169ed5" officeooo:paragraph-rsid="00178025"/>
    </style:style>
    <style:style style:name="P9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10" style:family="paragraph" style:parent-style-name="Standard">
      <style:text-properties officeooo:rsid="00178025" officeooo:paragraph-rsid="00178025"/>
    </style:style>
    <style:style style:name="P11" style:family="paragraph" style:parent-style-name="Standard">
      <style:text-properties officeooo:rsid="001856d3" officeooo:paragraph-rsid="001856d3"/>
    </style:style>
    <style:style style:name="P12" style:family="paragraph" style:parent-style-name="Standard">
      <style:text-properties officeooo:rsid="001a3da2" officeooo:paragraph-rsid="001a3da2"/>
    </style:style>
    <style:style style:name="P13" style:family="paragraph" style:parent-style-name="Standard">
      <style:text-properties officeooo:rsid="001baf9e" officeooo:paragraph-rsid="001baf9e"/>
    </style:style>
    <style:style style:name="T1" style:family="text">
      <style:text-properties officeooo:rsid="000ff8c1"/>
    </style:style>
    <style:style style:name="T2" style:family="text">
      <style:text-properties officeooo:rsid="0011ae7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officeooo:rsid="0011c36f"/>
    </style:style>
    <style:style style:name="T5" style:family="text">
      <style:text-properties officeooo:rsid="001343df"/>
    </style:style>
    <style:style style:name="T6" style:family="text">
      <style:text-properties officeooo:rsid="0014d8a1"/>
    </style:style>
    <style:style style:name="T7" style:family="text">
      <style:text-properties officeooo:rsid="001579f9"/>
    </style:style>
    <style:style style:name="T8" style:family="text">
      <style:text-properties fo:font-size="18pt" fo:font-weight="bold" officeooo:rsid="00178025" style:font-size-asian="15.75pt" style:font-weight-asian="bold" style:font-size-complex="18pt" style:font-weight-complex="bold"/>
    </style:style>
    <style:style style:name="T9" style:family="text">
      <style:text-properties officeooo:rsid="001a3d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it-<text:span text:style-name="T1">Github</text:span></text:p>
      <text:p text:style-name="Text_20_body"/>
      <text:p text:style-name="P1">El doble guion (--) indica que la siguiente palabra será una palabra completa.</text:p>
      <text:p text:style-name="P1">El guion simple (-) indica una abreviatura.</text:p>
      <text:p text:style-name="Standard"/>
      <text:p text:style-name="P9"><text:tab/><text:tab/><text:tab/><text:tab/></text:p>
      <text:p text:style-name="P12">cd: change directory</text:p>
      <text:p text:style-name="P3"><text:span text:style-name="T4">clear: limpia el historial/ventana del cmd</text:span></text:p>
      <text:p text:style-name="P1"><text:span text:style-name="T3">git –version:</text:span> <text:s/>muestra la versión de Git instalad<text:span text:style-name="T2">a.</text:span></text:p>
      <text:p text:style-name="P2"><text:span text:style-name="T3">git help: <text:s/></text:span>muestra una lista de comandos.</text:p>
      <text:p text:style-name="P4"><text:span text:style-name="T6">g</text:span><text:span text:style-name="T5">it config</text:span></text:p>
      <text:p text:style-name="P5">git config --global user.name “”</text:p>
      <text:p text:style-name="P6">git config --global user.<text:span text:style-name="T7">email “”</text:span></text:p>
      <text:p text:style-name="P7">git config --global -e: <text:s/><text:span text:style-name="T9">muestra configuración global</text:span></text:p>
      <text:p text:style-name="P12">git config –global init.defaultBranch name</text:p>
      <text:p text:style-name="P13">git status: muestra el “estado” del repositorio</text:p>
      <text:p text:style-name="P7"/>
      <text:p text:style-name="P11">git init</text:p>
      <text:p text:style-name="P7"/>
      <text:p text:style-name="P7"/>
      <text:p text:style-name="P7"/>
      <text:p text:style-name="P7"/>
      <text:p text:style-name="P8"><text:tab/><text:tab/><text:tab/><text:tab/><text:tab/><text:span text:style-name="T8">Vim</text:span></text:p>
      <text:p text:style-name="P7"/>
      <text:p text:style-name="P10">esc = modo comandos</text:p>
      <text:p text:style-name="P10">a = modo escritura</text:p>
      <text:p text:style-name="P10">q = quit</text:p>
      <text:p text:style-name="P10">w = write</text:p>
      <text:p text:style-name="P10">q! = quit sin grabar</text:p>
      <text:p text:style-name="P7"/>
      <text:p text:style-name="P7"/>
      <text:p text:style-name="P7"/>
      <text:p text:style-name="P7"/>
      <text:p text:style-name="P8"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5T16:18:47.394000000</dc:date>
    <meta:editing-duration>PT2M29S</meta:editing-duration>
    <meta:editing-cycles>2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22" meta:word-count="102" meta:character-count="600" meta:non-whitespace-character-count="506"/>
  </office:meta>
</office:document-meta>
</file>